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950e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.616cm" svg:y="0.95cm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,5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,625</text:p>
          </table:table-cell>
          <table:table-cell table:formula="of:=1777.625 * [.N27] - 163.525" office:value-type="float" office:value="1614.1">
            <text:p>1614,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,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,7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,3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,97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,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,2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,8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,47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 :5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OM 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,05</text:p>
          </table:table-cell>
          <table:table-cell/>
          <table:table-cell office:value-type="float" office:value="-163.525">
            <text:p>-163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,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,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,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,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,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,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,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,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,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,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,25</text:p>
          </table:table-cell>
          <table:table-cell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3" table:formula="of:=AVERAGE([.G229:.G244])" office:value-type="float" office:value="139.9375">
            <text:p>139,93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3" table:formula="of:=AVERAGE([.G245:.G276])" office:value-type="float" office:value="176.96875">
            <text:p>176,968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3" table:formula="of:=AVERAGE([.G277:.G339])" office:value-type="float" office:value="209.52380952381">
            <text:p>209,52380952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 table:number-rows-repeated="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4">
          <table:table-cell office:value-type="string">
            <text:p>sum integer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number-columns-repeated="2"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table:number-columns-repeated="101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Mu=4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Encrypt(100)</text:p>
          </table:table-cell>
          <table:table-cell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racine N</text:p>
          </table:table-cell>
          <table:table-cell table:style-name="ce8" office:value-type="string">
            <text:p>mu</text:p>
          </table:table-cell>
          <table:table-cell table:style-name="ce8"/>
          <table:table-cell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table:formula="of:=2^[.A33]" office:value-type="float" office:value="4">
            <text:p>4</text:p>
          </table:table-cell>
          <table:table-cell table:formula="of:=SQRT([.B33])" office:value-type="float" office:value="2">
            <text:p>2</text:p>
          </table:table-cell>
          <table:table-cell table:formula="of:=[.C33]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3]/(2*[.E33]*[.C33])" office:value-type="float" office:value="2.46262538727465E+114">
            <text:p>2462625387274650000000000000000000000000000000000000000000000000000000000000000000000000000000000000000000000000000</text:p>
          </table:table-cell>
          <table:table-cell table:formula="of:=LOG([.G33];2)" office:value-type="float" office:value="380">
            <text:p>380</text:p>
          </table:table-cell>
          <table:table-cell table:formula="of:=2^([.B33]/[.H33])" office:value-type="float" office:value="1.00732296886218">
            <text:p>1,0073229689</text:p>
          </table:table-cell>
          <table:table-cell table:formula="of:=([.B33]/[.H33])" office:value-type="float" office:value="0.0105263157894737">
            <text:p>0,0105263158</text:p>
          </table:table-cell>
          <table:table-cell table:formula="of:=LOG(LOG( [.F33]/(2*[.C33]); 2) ;2) - LOG(LOG( [.B33] * [.E33];2) ; 2)" office:value-type="float" office:value="6.57742882803575">
            <text:p>6,577428828</text:p>
          </table:table-cell>
          <table:table-cell table:number-columns-repeated="1013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table:formula="of:=2^[.A34]" office:value-type="float" office:value="8">
            <text:p>8</text:p>
          </table:table-cell>
          <table:table-cell table:style-name="ce5" table:formula="of:=SQRT([.B34])" office:value-type="float" office:value="2.82842712474619">
            <text:p>2,8284271247</text:p>
          </table:table-cell>
          <table:table-cell table:style-name="ce5" table:formula="of:=[.C34]" office:value-type="float" office:value="2.82842712474619">
            <text:p>2,8284271247</text:p>
          </table:table-cell>
          <table:table-cell table:style-name="ce5" office:value-type="float" office:value="4">
            <text:p>4</text:p>
          </table:table-cell>
          <table:table-cell table:style-name="ce5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5" table:formula="of:=[.F34]/(2*[.E34]*[.C34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5" table:formula="of:=LOG([.G34];2)" office:value-type="float" office:value="379.5">
            <text:p>379,5</text:p>
          </table:table-cell>
          <table:table-cell table:style-name="ce5" table:formula="of:=2^([.B34]/[.H34])" office:value-type="float" office:value="1.01471907244977">
            <text:p>1,0147190724</text:p>
          </table:table-cell>
          <table:table-cell table:style-name="ce5" table:formula="of:=([.B34]/[.H34])" office:value-type="float" office:value="0.0210803689064559">
            <text:p>0,0210803689</text:p>
          </table:table-cell>
          <table:table-cell table:style-name="ce9" table:formula="of:=LOG(LOG( [.F34]/(2*[.C34]); 2) ;2) - LOG(LOG( [.B34] * [.E34];2) ; 2)" office:value-type="float" office:value="6.25361115194717">
            <text:p>6,2536111519</text:p>
          </table:table-cell>
          <table:table-cell table:style-name="ce5"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35]" office:value-type="float" office:value="16">
            <text:p>16</text:p>
          </table:table-cell>
          <table:table-cell table:formula="of:=SQRT([.B35])" office:value-type="float" office:value="4">
            <text:p>4</text:p>
          </table:table-cell>
          <table:table-cell table:formula="of:=[.C35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5]/(2*[.E35]*[.C35])" office:value-type="float" office:value="1.23131269363733E+114">
            <text:p>1231312693637330000000000000000000000000000000000000000000000000000000000000000000000000000000000000000000000000000</text:p>
          </table:table-cell>
          <table:table-cell table:formula="of:=LOG([.G35];2)" office:value-type="float" office:value="379">
            <text:p>379</text:p>
          </table:table-cell>
          <table:table-cell table:formula="of:=2^([.B35]/[.H35])" office:value-type="float" office:value="1.02969449361389">
            <text:p>1,0296944936</text:p>
          </table:table-cell>
          <table:table-cell table:formula="of:=([.B35]/[.H35])" office:value-type="float" office:value="0.0422163588390501">
            <text:p>0,0422163588</text:p>
          </table:table-cell>
          <table:table-cell table:formula="of:=LOG(LOG( [.F35]/(2*[.C35]); 2) ;2) - LOG(LOG( [.B35] * [.E35];2) ; 2)" office:value-type="float" office:value="5.98868468677217">
            <text:p>5,988684686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36]" office:value-type="float" office:value="32">
            <text:p>32</text:p>
          </table:table-cell>
          <table:table-cell table:formula="of:=SQRT([.B36])" office:value-type="float" office:value="5.65685424949238">
            <text:p>5,6568542495</text:p>
          </table:table-cell>
          <table:table-cell table:formula="of:=[.C36]" office:value-type="float" office:value="5.65685424949238">
            <text:p>5,6568542495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6]/(2*[.E36]*[.C36])" office:value-type="float" office:value="8.70669555432028E+113">
            <text:p>870669555432028000000000000000000000000000000000000000000000000000000000000000000000000000000000000000000000000000</text:p>
          </table:table-cell>
          <table:table-cell table:formula="of:=LOG([.G36];2)" office:value-type="float" office:value="378.5">
            <text:p>378,5</text:p>
          </table:table-cell>
          <table:table-cell table:formula="of:=2^([.B36]/[.H36])" office:value-type="float" office:value="1.06035272376182">
            <text:p>1,0603527238</text:p>
          </table:table-cell>
          <table:table-cell table:formula="of:=([.B36]/[.H36])" office:value-type="float" office:value="0.0845442536327609">
            <text:p>0,0845442536</text:p>
          </table:table-cell>
          <table:table-cell table:formula="of:=LOG(LOG( [.F36]/(2*[.C36]); 2) ;2) - LOG(LOG( [.B36] * [.E36];2) ; 2)" office:value-type="float" office:value="5.76439772144594">
            <text:p>5,7643977214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37]" office:value-type="float" office:value="64">
            <text:p>64</text:p>
          </table:table-cell>
          <table:table-cell table:formula="of:=SQRT([.B37])" office:value-type="float" office:value="8">
            <text:p>8</text:p>
          </table:table-cell>
          <table:table-cell table:formula="of:=[.C3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7]/(2*[.E37]*[.C37])" office:value-type="float" office:value="6.15656346818664E+113">
            <text:p>615656346818664000000000000000000000000000000000000000000000000000000000000000000000000000000000000000000000000000</text:p>
          </table:table-cell>
          <table:table-cell table:formula="of:=LOG([.G37];2)" office:value-type="float" office:value="378">
            <text:p>378</text:p>
          </table:table-cell>
          <table:table-cell table:formula="of:=2^([.B37]/[.H37])" office:value-type="float" office:value="1.12452222076234">
            <text:p>1,1245222208</text:p>
          </table:table-cell>
          <table:table-cell table:formula="of:=([.B37]/[.H37])" office:value-type="float" office:value="0.169312169312169">
            <text:p>0,1693121693</text:p>
          </table:table-cell>
          <table:table-cell table:formula="of:=LOG(LOG( [.F37]/(2*[.C37]); 2) ;2) - LOG(LOG( [.B37] * [.E37];2) ; 2)" office:value-type="float" office:value="5.56985560833095">
            <text:p>5,5698556083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38]" office:value-type="float" office:value="128">
            <text:p>128</text:p>
          </table:table-cell>
          <table:table-cell table:formula="of:=SQRT([.B38])" office:value-type="float" office:value="11.3137084989848">
            <text:p>11,313708499</text:p>
          </table:table-cell>
          <table:table-cell table:formula="of:=[.C38]" office:value-type="float" office:value="11.3137084989848">
            <text:p>11,313708499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8]/(2*[.E38]*[.C38])" office:value-type="float" office:value="4.35334777716014E+113">
            <text:p>435334777716014000000000000000000000000000000000000000000000000000000000000000000000000000000000000000000000000000</text:p>
          </table:table-cell>
          <table:table-cell table:formula="of:=LOG([.G38];2)" office:value-type="float" office:value="377.5">
            <text:p>377,5</text:p>
          </table:table-cell>
          <table:table-cell table:formula="of:=2^([.B38]/[.H38])" office:value-type="float" office:value="1.26494341300338">
            <text:p>1,264943413</text:p>
          </table:table-cell>
          <table:table-cell table:formula="of:=([.B38]/[.H38])" office:value-type="float" office:value="0.339072847682119">
            <text:p>0,3390728477</text:p>
          </table:table-cell>
          <table:table-cell table:formula="of:=LOG(LOG( [.F38]/(2*[.C38]); 2) ;2) - LOG(LOG( [.B38] * [.E38];2) ; 2)" office:value-type="float" office:value="5.39803107397315">
            <text:p>5,398031074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39]" office:value-type="float" office:value="256">
            <text:p>256</text:p>
          </table:table-cell>
          <table:table-cell table:formula="of:=SQRT([.B39])" office:value-type="float" office:value="16">
            <text:p>16</text:p>
          </table:table-cell>
          <table:table-cell table:formula="of:=[.C3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9]/(2*[.E39]*[.C39])" office:value-type="float" office:value="3.07828173409332E+113">
            <text:p>307828173409332000000000000000000000000000000000000000000000000000000000000000000000000000000000000000000000000000</text:p>
          </table:table-cell>
          <table:table-cell table:formula="of:=LOG([.G39];2)" office:value-type="float" office:value="377">
            <text:p>377</text:p>
          </table:table-cell>
          <table:table-cell table:formula="of:=2^([.B39]/[.H39])" office:value-type="float" office:value="1.60107966383434">
            <text:p>1,6010796638</text:p>
          </table:table-cell>
          <table:table-cell table:formula="of:=([.B39]/[.H39])" office:value-type="float" office:value="0.679045092838196">
            <text:p>0,6790450928</text:p>
          </table:table-cell>
          <table:table-cell table:formula="of:=LOG(LOG( [.F39]/(2*[.C39]); 2) ;2) - LOG(LOG( [.B39] * [.E39];2) ; 2)" office:value-type="float" office:value="5.24412594328373">
            <text:p>5,2441259433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40]" office:value-type="float" office:value="512">
            <text:p>512</text:p>
          </table:table-cell>
          <table:table-cell table:formula="of:=SQRT([.B40])" office:value-type="float" office:value="22.6274169979695">
            <text:p>22,627416998</text:p>
          </table:table-cell>
          <table:table-cell table:formula="of:=[.C40]" office:value-type="float" office:value="22.6274169979695">
            <text:p>22,62741699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40]/(2*[.E40]*[.C40])" office:value-type="float" office:value="2.17667388858007E+113">
            <text:p>217667388858007000000000000000000000000000000000000000000000000000000000000000000000000000000000000000000000000000</text:p>
          </table:table-cell>
          <table:table-cell table:formula="of:=LOG([.G40];2)" office:value-type="float" office:value="376.5">
            <text:p>376,5</text:p>
          </table:table-cell>
          <table:table-cell table:formula="of:=2^([.B40]/[.H40])" office:value-type="float" office:value="2.56666277620682">
            <text:p>2,5666627762</text:p>
          </table:table-cell>
          <table:table-cell table:formula="of:=([.B40]/[.H40])" office:value-type="float" office:value="1.35989375830013">
            <text:p>1,3598937583</text:p>
          </table:table-cell>
          <table:table-cell table:formula="of:=LOG(LOG( [.F40]/(2*[.C40]); 2) ;2) - LOG(LOG( [.B40] * [.E40];2) ; 2)" office:value-type="float" office:value="5.10471787134843">
            <text:p>5,1047178713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41]" office:value-type="float" office:value="1024">
            <text:p>1024</text:p>
          </table:table-cell>
          <table:table-cell table:formula="of:=SQRT([.B41])" office:value-type="float" office:value="32">
            <text:p>32</text:p>
          </table:table-cell>
          <table:table-cell table:formula="of:=[.C4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41]/(2*[.E41]*[.C41])" office:value-type="float" office:value="1.53914086704666E+113">
            <text:p>153914086704666000000000000000000000000000000000000000000000000000000000000000000000000000000000000000000000000000</text:p>
          </table:table-cell>
          <table:table-cell table:formula="of:=LOG([.G41];2)" office:value-type="float" office:value="376">
            <text:p>376</text:p>
          </table:table-cell>
          <table:table-cell table:formula="of:=2^([.B41]/[.H41])" office:value-type="float" office:value="6.60429358762003">
            <text:p>6,6042935876</text:p>
          </table:table-cell>
          <table:table-cell table:formula="of:=([.B41]/[.H41])" office:value-type="float" office:value="2.72340425531915">
            <text:p>2,7234042553</text:p>
          </table:table-cell>
          <table:table-cell table:formula="of:=LOG(LOG( [.F41]/(2*[.C41]); 2) ;2) - LOG(LOG( [.B41] * [.E41];2) ; 2)" office:value-type="float" office:value="4.97727992349992">
            <text:p>4,977279923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2]" office:value-type="float" office:value="16">
            <text:p>16</text:p>
          </table:table-cell>
          <table:table-cell table:formula="of:=SQRT([.B42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5" office:value-type="float" office:value="32">
            <text:p>32</text:p>
          </table:table-cell>
          <table:table-cell table:formula="of:=[.F42]/(2*[.E42]*[.C42])" office:value-type="float" office:value="2">
            <text:p>2</text:p>
          </table:table-cell>
          <table:table-cell table:formula="of:=LOG([.G42];2)" office:value-type="float" office:value="1">
            <text:p>1</text:p>
          </table:table-cell>
          <table:table-cell table:formula="of:=2^([.B42]/[.H42])" office:value-type="float" office:value="65536">
            <text:p>65536</text:p>
          </table:table-cell>
          <table:table-cell table:formula="of:=([.B42]/[.H42])" office:value-type="float" office:value="16">
            <text:p>16</text:p>
          </table:table-cell>
          <table:table-cell table:formula="of:=LOG(LOG( [.F42]/(2*[.C42]); 2) ;2) - LOG(LOG( [.B42] * [.E42];2) ; 2)" office:value-type="float" office:value="-1.32192809488736">
            <text:p>-1,3219280949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3]" office:value-type="float" office:value="8">
            <text:p>8</text:p>
          </table:table-cell>
          <table:table-cell table:formula="of:=SQRT([.B43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 table:formula="of:=2^(8)" office:value-type="float" office:value="256">
            <text:p>256</text:p>
          </table:table-cell>
          <table:table-cell table:formula="of:=[.F43]/(2*[.E43]*[.C43])" office:value-type="float" office:value="11.3137084989848">
            <text:p>11,313708499</text:p>
          </table:table-cell>
          <table:table-cell table:formula="of:=LOG([.G43];2)" office:value-type="float" office:value="3.5">
            <text:p>3,5</text:p>
          </table:table-cell>
          <table:table-cell table:formula="of:=2^([.B43]/[.H43])" office:value-type="float" office:value="4.8760546168179">
            <text:p>4,8760546168</text:p>
          </table:table-cell>
          <table:table-cell table:formula="of:=([.B43]/[.H43])" office:value-type="float" office:value="2.28571428571429">
            <text:p>2,2857142857</text:p>
          </table:table-cell>
          <table:table-cell table:formula="of:=LOG(LOG( [.F43]/(2*[.C43]); 2) ;2) - LOG(LOG( [.B43] * [.E43];2) ; 2)" office:value-type="float" office:value="0.137503523749935">
            <text:p>0,1375035237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4]" office:value-type="float" office:value="8">
            <text:p>8</text:p>
          </table:table-cell>
          <table:table-cell table:formula="of:=SQRT([.B44])" office:value-type="float" office:value="2.82842712474619">
            <text:p>2,8284271247</text:p>
          </table:table-cell>
          <table:table-cell/>
          <table:table-cell office:value-type="float" office:value="2">
            <text:p>2</text:p>
          </table:table-cell>
          <table:table-cell table:formula="of:=2^[.C44]" office:value-type="float" office:value="7.10299330131602">
            <text:p>7,1029933013</text:p>
          </table:table-cell>
          <table:table-cell table:formula="of:=[.F44]/(2*[.E44]*[.C44])" office:value-type="float" office:value="0.627821841260397">
            <text:p>0,6278218413</text:p>
          </table:table-cell>
          <table:table-cell table:formula="of:=LOG([.G44];2)" office:value-type="float" office:value="-0.67157287525381">
            <text:p>-0,6715728753</text:p>
          </table:table-cell>
          <table:table-cell table:formula="of:=2^([.B44]/[.H44])" office:value-type="float" office:value="0.000259436050845177">
            <text:p>0,0002594361</text:p>
          </table:table-cell>
          <table:table-cell table:formula="of:=([.B44]/[.H44])" office:value-type="float" office:value="-11.9123334112869">
            <text:p>-11,9123334113</text:p>
          </table:table-cell>
          <table:table-cell table:formula="of:=LOG(LOG( [.F44]/(2*[.C44]); 2) ;2) - LOG(LOG( [.B44] * [.E44];2) ; 2)" office:value-type="float" office:value="-3.6063548108874">
            <text:p>-3,6063548109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5]" office:value-type="float" office:value="16">
            <text:p>16</text:p>
          </table:table-cell>
          <table:table-cell table:formula="of:=SQRT([.B45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[.C45]" office:value-type="float" office:value="16">
            <text:p>16</text:p>
          </table:table-cell>
          <table:table-cell table:formula="of:=[.F45]/(2*[.E45]*[.C45])" office:value-type="float" office:value="1">
            <text:p>1</text:p>
          </table:table-cell>
          <table:table-cell table:formula="of:=LOG([.G45];2)" office:value-type="float" office:value="0">
            <text:p>0</text:p>
          </table:table-cell>
          <table:table-cell table:formula="of:=2^([.B45]/[.H45])" office:value-type="float" office:value="0">
            <text:p>#DIV/0 !</text:p>
          </table:table-cell>
          <table:table-cell table:formula="of:=([.B45]/[.H45])" office:value-type="float" office:value="0">
            <text:p>#DIV/0 !</text:p>
          </table:table-cell>
          <table:table-cell table:formula="of:=LOG(LOG( [.F45]/(2*[.C45]); 2) ;2) - LOG(LOG( [.B45] * [.E45];2) ; 2)" office:value-type="float" office:value="-2.32192809488736">
            <text:p>-2,321928094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46]" office:value-type="float" office:value="32">
            <text:p>32</text:p>
          </table:table-cell>
          <table:table-cell table:formula="of:=SQRT([.B46])" office:value-type="float" office:value="5.65685424949238">
            <text:p>5,6568542495</text:p>
          </table:table-cell>
          <table:table-cell/>
          <table:table-cell office:value-type="float" office:value="2">
            <text:p>2</text:p>
          </table:table-cell>
          <table:table-cell table:formula="of:=2^[.C46]" office:value-type="float" office:value="50.4525138385402">
            <text:p>50,4525138385</text:p>
          </table:table-cell>
          <table:table-cell table:formula="of:=[.F46]/(2*[.E46]*[.C46])" office:value-type="float" office:value="2.22970716644624">
            <text:p>2,2297071664</text:p>
          </table:table-cell>
          <table:table-cell table:formula="of:=LOG([.G46];2)" office:value-type="float" office:value="1.15685424949238">
            <text:p>1,1568542495</text:p>
          </table:table-cell>
          <table:table-cell table:formula="of:=2^([.B46]/[.H46])" office:value-type="float" office:value="212254527.070296">
            <text:p>212254527,070296</text:p>
          </table:table-cell>
          <table:table-cell table:formula="of:=([.B46]/[.H46])" office:value-type="float" office:value="27.6612200837239">
            <text:p>27,6612200837</text:p>
          </table:table-cell>
          <table:table-cell table:formula="of:=LOG(LOG( [.F46]/(2*[.C46]); 2) ;2) - LOG(LOG( [.B46] * [.E46];2) ; 2)" office:value-type="float" office:value="-1.47603381176987">
            <text:p>-1,4760338118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47]" office:value-type="float" office:value="64">
            <text:p>64</text:p>
          </table:table-cell>
          <table:table-cell table:formula="of:=SQRT([.B47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2^[.C47]" office:value-type="float" office:value="256">
            <text:p>256</text:p>
          </table:table-cell>
          <table:table-cell table:formula="of:=[.F47]/(2*[.E47]*[.C47])" office:value-type="float" office:value="8">
            <text:p>8</text:p>
          </table:table-cell>
          <table:table-cell table:formula="of:=LOG([.G47];2)" office:value-type="float" office:value="3">
            <text:p>3</text:p>
          </table:table-cell>
          <table:table-cell table:formula="of:=2^([.B47]/[.H47])" office:value-type="float" office:value="2642245.94962913">
            <text:p>2642245,94962913</text:p>
          </table:table-cell>
          <table:table-cell table:formula="of:=([.B47]/[.H47])" office:value-type="float" office:value="21.3333333333333">
            <text:p>21,3333333333</text:p>
          </table:table-cell>
          <table:table-cell table:formula="of:=LOG(LOG( [.F47]/(2*[.C47]); 2) ;2) - LOG(LOG( [.B47] * [.E47];2) ; 2)" office:value-type="float" office:value="-0.807354922057604">
            <text:p>-0,8073549221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48]" office:value-type="float" office:value="128">
            <text:p>128</text:p>
          </table:table-cell>
          <table:table-cell table:formula="of:=SQRT([.B48])" office:value-type="float" office:value="11.3137084989848">
            <text:p>11,313708499</text:p>
          </table:table-cell>
          <table:table-cell/>
          <table:table-cell office:value-type="float" office:value="2">
            <text:p>2</text:p>
          </table:table-cell>
          <table:table-cell table:formula="of:=2^[.C48]" office:value-type="float" office:value="2545.45615262809">
            <text:p>2545,4561526281</text:p>
          </table:table-cell>
          <table:table-cell table:formula="of:=[.F48]/(2*[.E48]*[.C48])" office:value-type="float" office:value="56.2471658355107">
            <text:p>56,2471658355</text:p>
          </table:table-cell>
          <table:table-cell table:formula="of:=LOG([.G48];2)" office:value-type="float" office:value="5.81370849898476">
            <text:p>5,813708499</text:p>
          </table:table-cell>
          <table:table-cell table:formula="of:=2^([.B48]/[.H48])" office:value-type="float" office:value="4243807.40303215">
            <text:p>4243807,40303215</text:p>
          </table:table-cell>
          <table:table-cell table:formula="of:=([.B48]/[.H48])" office:value-type="float" office:value="22.0169277531463">
            <text:p>22,0169277531</text:p>
          </table:table-cell>
          <table:table-cell table:formula="of:=LOG(LOG( [.F48]/(2*[.C48]); 2) ;2) - LOG(LOG( [.B48] * [.E48];2) ; 2)" office:value-type="float" office:value="-0.231559771976483">
            <text:p>-0,23155977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49]" office:value-type="float" office:value="256">
            <text:p>256</text:p>
          </table:table-cell>
          <table:table-cell table:formula="of:=SQRT([.B49])"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table:formula="of:=2^[.C49]" office:value-type="float" office:value="65536">
            <text:p>65536</text:p>
          </table:table-cell>
          <table:table-cell table:formula="of:=[.F49]/(2*[.E49]*[.C49])" office:value-type="float" office:value="1024">
            <text:p>1024</text:p>
          </table:table-cell>
          <table:table-cell table:formula="of:=LOG([.G49];2)" office:value-type="float" office:value="10">
            <text:p>10</text:p>
          </table:table-cell>
          <table:table-cell table:formula="of:=2^([.B49]/[.H49])" office:value-type="float" office:value="50859008.4622467">
            <text:p>50859008,4622467</text:p>
          </table:table-cell>
          <table:table-cell table:formula="of:=([.B49]/[.H49])" office:value-type="float" office:value="25.6">
            <text:p>25,6</text:p>
          </table:table-cell>
          <table:table-cell table:formula="of:=LOG(LOG( [.F49]/(2*[.C49]); 2) ;2) - LOG(LOG( [.B49] * [.E49];2) ; 2)" office:value-type="float" office:value="0.289506617194985">
            <text:p>0,2895066172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50]" office:value-type="float" office:value="512">
            <text:p>512</text:p>
          </table:table-cell>
          <table:table-cell table:formula="of:=SQRT([.B50])" office:value-type="float" office:value="22.6274169979695">
            <text:p>22,627416998</text:p>
          </table:table-cell>
          <table:table-cell/>
          <table:table-cell office:value-type="float" office:value="2">
            <text:p>2</text:p>
          </table:table-cell>
          <table:table-cell table:formula="of:=2^[.C50]" office:value-type="float" office:value="6479347.0249522">
            <text:p>6479347,0249522</text:p>
          </table:table-cell>
          <table:table-cell table:formula="of:=[.F50]/(2*[.E50]*[.C50])" office:value-type="float" office:value="71587.3471719466">
            <text:p>71587,3471719466</text:p>
          </table:table-cell>
          <table:table-cell table:formula="of:=LOG([.G50];2)" office:value-type="float" office:value="16.1274169979695">
            <text:p>16,127416998</text:p>
          </table:table-cell>
          <table:table-cell table:formula="of:=2^([.B50]/[.H50])" office:value-type="float" office:value="3604568342.83575">
            <text:p>3604568342,83575</text:p>
          </table:table-cell>
          <table:table-cell table:formula="of:=([.B50]/[.H50])" office:value-type="float" office:value="31.7471793570205">
            <text:p>31,747179357</text:p>
          </table:table-cell>
          <table:table-cell table:formula="of:=LOG(LOG( [.F50]/(2*[.C50]); 2) ;2) - LOG(LOG( [.B50] * [.E50];2) ; 2)" office:value-type="float" office:value="0.776307593616707">
            <text:p>0,7763075936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51]" office:value-type="float" office:value="1024">
            <text:p>1024</text:p>
          </table:table-cell>
          <table:table-cell table:formula="of:=SQRT([.B51])"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table:formula="of:=2^[.C51]" office:value-type="float" office:value="4294967296">
            <text:p>4294967296</text:p>
          </table:table-cell>
          <table:table-cell table:formula="of:=[.F51]/(2*[.E51]*[.C51])" office:value-type="float" office:value="33554432">
            <text:p>33554432</text:p>
          </table:table-cell>
          <table:table-cell table:formula="of:=LOG([.G51];2)" office:value-type="float" office:value="25">
            <text:p>25</text:p>
          </table:table-cell>
          <table:table-cell table:formula="of:=2^([.B51]/[.H51])" office:value-type="float" office:value="2138890848987.32">
            <text:p>2138890848987,32</text:p>
          </table:table-cell>
          <table:table-cell table:formula="of:=([.B51]/[.H51])" office:value-type="float" office:value="40.96">
            <text:p>40,96</text:p>
          </table:table-cell>
          <table:table-cell table:formula="of:=LOG(LOG( [.F51]/(2*[.C51]); 2) ;2) - LOG(LOG( [.B51] * [.E51];2) ; 2)" office:value-type="float" office:value="1.24100809950379">
            <text:p>1,2410080995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formula="of:=2^[.A52]" office:value-type="float" office:value="2048">
            <text:p>2048</text:p>
          </table:table-cell>
          <table:table-cell table:formula="of:=SQRT([.B52])" office:value-type="float" office:value="45.254833995939">
            <text:p>45,2548339959</text:p>
          </table:table-cell>
          <table:table-cell/>
          <table:table-cell office:value-type="float" office:value="2">
            <text:p>2</text:p>
          </table:table-cell>
          <table:table-cell table:formula="of:=2^[.C52]" office:value-type="float" office:value="41981937869756.9">
            <text:p>41981937869756,9</text:p>
          </table:table-cell>
          <table:table-cell table:formula="of:=[.F52]/(2*[.E52]*[.C52])" office:value-type="float" office:value="231919632461.386">
            <text:p>231919632461,386</text:p>
          </table:table-cell>
          <table:table-cell table:formula="of:=LOG([.G52];2)" office:value-type="float" office:value="37.754833995939">
            <text:p>37,7548339959</text:p>
          </table:table-cell>
          <table:table-cell table:formula="of:=2^([.B52]/[.H52])" office:value-type="float" office:value="2.13444342009154E+016">
            <text:p>21344434200915400</text:p>
          </table:table-cell>
          <table:table-cell table:formula="of:=([.B52]/[.H52])" office:value-type="float" office:value="54.2447094382745">
            <text:p>54,2447094383</text:p>
          </table:table-cell>
          <table:table-cell table:formula="of:=LOG(LOG( [.F52]/(2*[.C52]); 2) ;2) - LOG(LOG( [.B52] * [.E52];2) ; 2)" office:value-type="float" office:value="1.69134186705654">
            <text:p>1,691341867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mu</text:p>
          </table:table-cell>
          <table:table-cell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table:formula="of:=2^[.A55]" office:value-type="float" office:value="4">
            <text:p>4</text:p>
          </table:table-cell>
          <table:table-cell table:style-name="ce6" table:formula="of:=SQRT([.B55])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6" table:formula="of:=[.F55]/(2*[.E55]*[.C55])" office:value-type="float" office:value="2.54629497041811E+089">
            <text:p>254629497041811000000000000000000000000000000000000000000000000000000000000000000000000000</text:p>
          </table:table-cell>
          <table:table-cell table:style-name="ce6" table:formula="of:=LOG([.G55];2)" office:value-type="float" office:value="297">
            <text:p>297</text:p>
          </table:table-cell>
          <table:table-cell table:style-name="ce6" table:formula="of:=2^([.B55]/[.H55])" office:value-type="float" office:value="1.009379025531">
            <text:p>1,0093790255</text:p>
          </table:table-cell>
          <table:table-cell table:style-name="ce6" table:formula="of:=([.B55]/[.H55])" office:value-type="float" office:value="0.0134680134680135">
            <text:p>0,0134680135</text:p>
          </table:table-cell>
          <table:table-cell table:style-name="ce6" table:formula="of:=LOG(LOG( [.F55]/(2*[.C55]); 2) ;2) - LOG(LOG( [.B55] * [.E55];2) ; 2)" office:value-type="float" office:value="6.63420601974101">
            <text:p>6,634206019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7]" office:value-type="float" office:value="8">
            <text:p>8</text:p>
          </table:table-cell>
          <table:table-cell table:style-name="ce7" table:formula="of:=SQRT([.B5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57]/(2*[.E57]*[.C57])" office:value-type="float" office:value="3.48267822172811E+114">
            <text:p>3482678221728110000000000000000000000000000000000000000000000000000000000000000000000000000000000000000000000000000</text:p>
          </table:table-cell>
          <table:table-cell table:style-name="ce7" table:formula="of:=LOG([.G57];2)" office:value-type="float" office:value="380.5">
            <text:p>380,5</text:p>
          </table:table-cell>
          <table:table-cell table:style-name="ce7" table:formula="of:=2^([.B57]/[.H57])" office:value-type="float" office:value="1.0146801063901">
            <text:p>1,0146801064</text:p>
          </table:table-cell>
          <table:table-cell table:style-name="ce7" table:formula="of:=([.B57]/[.H57])" office:value-type="float" office:value="0.0210249671484888">
            <text:p>0,0210249671</text:p>
          </table:table-cell>
          <table:table-cell table:style-name="ce7" table:formula="of:=LOG(LOG( [.F57]/(2*[.C57]); 2) ;2) - LOG(LOG( [.B57] * [.E57];2) ; 2)" office:value-type="float" office:value="6.57553924683453">
            <text:p>6,575539246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8]" office:value-type="float" office:value="8">
            <text:p>8</text:p>
          </table:table-cell>
          <table:table-cell table:style-name="ce7" table:formula="of:=SQRT([.B5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58]/(2*[.E58]*[.C58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58];2)" office:value-type="float" office:value="379.5">
            <text:p>379,5</text:p>
          </table:table-cell>
          <table:table-cell table:style-name="ce7" table:formula="of:=2^([.B58]/[.H58])" office:value-type="float" office:value="1.01471907244977">
            <text:p>1,0147190724</text:p>
          </table:table-cell>
          <table:table-cell table:style-name="ce7" table:formula="of:=([.B58]/[.H58])" office:value-type="float" office:value="0.0210803689064559">
            <text:p>0,0210803689</text:p>
          </table:table-cell>
          <table:table-cell table:style-name="ce7" table:formula="of:=LOG(LOG( [.F58]/(2*[.C58]); 2) ;2) - LOG(LOG( [.B58] * [.E58];2) ; 2)" office:value-type="float" office:value="6.25361115194717">
            <text:p>6,2536111519</text:p>
          </table:table-cell>
          <table:table-cell table:style-name="ce6"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9]" office:value-type="float" office:value="8">
            <text:p>8</text:p>
          </table:table-cell>
          <table:table-cell table:style-name="ce7" table:formula="of:=SQRT([.B5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59]/(2*[.E59]*[.C59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59];2)" office:value-type="float" office:value="378.5">
            <text:p>378,5</text:p>
          </table:table-cell>
          <table:table-cell table:style-name="ce7" table:formula="of:=2^([.B59]/[.H59])" office:value-type="float" office:value="1.01475824591499">
            <text:p>1,0147582459</text:p>
          </table:table-cell>
          <table:table-cell table:style-name="ce7" table:formula="of:=([.B59]/[.H59])" office:value-type="float" office:value="0.0211360634081902">
            <text:p>0,0211360634</text:p>
          </table:table-cell>
          <table:table-cell table:style-name="ce7" table:formula="of:=LOG(LOG( [.F59]/(2*[.C59]); 2) ;2) - LOG(LOG( [.B59] * [.E59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0]" office:value-type="float" office:value="8">
            <text:p>8</text:p>
          </table:table-cell>
          <table:table-cell table:style-name="ce7" table:formula="of:=SQRT([.B6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50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F60]/(2*[.E60]*[.C60])" office:value-type="float" office:value="5.06796382502669E+103">
            <text:p>50679638250266900000000000000000000000000000000000000000000000000000000000000000000000000000000000000000</text:p>
          </table:table-cell>
          <table:table-cell table:style-name="ce7" table:formula="of:=LOG([.G60];2)" office:value-type="float" office:value="344.5">
            <text:p>344,5</text:p>
          </table:table-cell>
          <table:table-cell table:style-name="ce7" table:formula="of:=2^([.B60]/[.H60])" office:value-type="float" office:value="1.0162265494887">
            <text:p>1,0162265495</text:p>
          </table:table-cell>
          <table:table-cell table:style-name="ce7" table:formula="of:=([.B60]/[.H60])" office:value-type="float" office:value="0.02322206095791">
            <text:p>0,023222061</text:p>
          </table:table-cell>
          <table:table-cell table:style-name="ce7" table:formula="of:=LOG(LOG( [.F60]/(2*[.C60]); 2) ;2) - LOG(LOG( [.B60] * [.E60];2) ; 2)" office:value-type="float" office:value="5.85590666688971">
            <text:p>5,855906666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1]" office:value-type="float" office:value="8">
            <text:p>8</text:p>
          </table:table-cell>
          <table:table-cell table:style-name="ce7" table:formula="of:=SQRT([.B6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61]/(2*[.E61]*[.C61])" office:value-type="float" office:value="4.50125610120961E+088">
            <text:p>45012561012096100000000000000000000000000000000000000000000000000000000000000000000000000</text:p>
          </table:table-cell>
          <table:table-cell table:style-name="ce7" table:formula="of:=LOG([.G61];2)" office:value-type="float" office:value="294.5">
            <text:p>294,5</text:p>
          </table:table-cell>
          <table:table-cell table:style-name="ce7" table:formula="of:=2^([.B61]/[.H61])" office:value-type="float" office:value="1.01900751128819">
            <text:p>1,0190075113</text:p>
          </table:table-cell>
          <table:table-cell table:style-name="ce7" table:formula="of:=([.B61]/[.H61])" office:value-type="float" office:value="0.0271646859083192">
            <text:p>0,0271646859</text:p>
          </table:table-cell>
          <table:table-cell table:style-name="ce7" table:formula="of:=LOG(LOG( [.F61]/(2*[.C61]); 2) ;2) - LOG(LOG( [.B61] * [.E61];2) ; 2)" office:value-type="float" office:value="5.63178335747415">
            <text:p>5,6317833575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2]" office:value-type="float" office:value="8">
            <text:p>8</text:p>
          </table:table-cell>
          <table:table-cell table:style-name="ce7" table:formula="of:=SQRT([.B6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200" office:value-type="float" office:value="1.60693804425899E+060">
            <text:p>1606938044258990000000000000000000000000000000000000000000000</text:p>
          </table:table-cell>
          <table:table-cell table:style-name="ce7" table:formula="of:=[.F62]/(2*[.E62]*[.C62])" office:value-type="float" office:value="7.10172992526363E+058">
            <text:p>71017299252636300000000000000000000000000000000000000000000</text:p>
          </table:table-cell>
          <table:table-cell table:style-name="ce7" table:formula="of:=LOG([.G62];2)" office:value-type="float" office:value="195.5">
            <text:p>195,5</text:p>
          </table:table-cell>
          <table:table-cell table:style-name="ce7" table:formula="of:=2^([.B62]/[.H62])" office:value-type="float" office:value="1.02877016986071">
            <text:p>1,0287701699</text:p>
          </table:table-cell>
          <table:table-cell table:style-name="ce7" table:formula="of:=([.B62]/[.H62])" office:value-type="float" office:value="0.040920716112532">
            <text:p>0,0409207161</text:p>
          </table:table-cell>
          <table:table-cell table:style-name="ce7" table:formula="of:=LOG(LOG( [.F62]/(2*[.C62]); 2) ;2) - LOG(LOG( [.B62] * [.E62];2) ; 2)" office:value-type="float" office:value="5.3037807481771">
            <text:p>5,3037807482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3]" office:value-type="float" office:value="8">
            <text:p>8</text:p>
          </table:table-cell>
          <table:table-cell table:style-name="ce7" table:formula="of:=SQRT([.B6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3]/(2*[.E63]*[.C63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63];2)" office:value-type="float" office:value="378.5">
            <text:p>378,5</text:p>
          </table:table-cell>
          <table:table-cell table:style-name="ce7" table:formula="of:=2^([.B63]/[.H63])" office:value-type="float" office:value="1.01475824591499">
            <text:p>1,0147582459</text:p>
          </table:table-cell>
          <table:table-cell table:style-name="ce7" table:formula="of:=([.B63]/[.H63])" office:value-type="float" office:value="0.0211360634081902">
            <text:p>0,0211360634</text:p>
          </table:table-cell>
          <table:table-cell table:style-name="ce7" table:formula="of:=LOG(LOG( [.F63]/(2*[.C63]); 2) ;2) - LOG(LOG( [.B63] * [.E63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4]" office:value-type="float" office:value="8">
            <text:p>8</text:p>
          </table:table-cell>
          <table:table-cell table:style-name="ce7" table:formula="of:=SQRT([.B6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9">
            <text:p>9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4]/(2*[.E64]*[.C64])" office:value-type="float" office:value="7.73928493717358E+113">
            <text:p>773928493717358000000000000000000000000000000000000000000000000000000000000000000000000000000000000000000000000000</text:p>
          </table:table-cell>
          <table:table-cell table:style-name="ce7" table:formula="of:=LOG([.G64];2)" office:value-type="float" office:value="378.330074998558">
            <text:p>378,3300749986</text:p>
          </table:table-cell>
          <table:table-cell table:style-name="ce7" table:formula="of:=2^([.B64]/[.H64])" office:value-type="float" office:value="1.01476492320129">
            <text:p>1,0147649232</text:p>
          </table:table-cell>
          <table:table-cell table:style-name="ce7" table:formula="of:=([.B64]/[.H64])" office:value-type="float" office:value="0.0211455565620325">
            <text:p>0,0211455566</text:p>
          </table:table-cell>
          <table:table-cell table:style-name="ce7" table:formula="of:=LOG(LOG( [.F64]/(2*[.C64]); 2) ;2) - LOG(LOG( [.B64] * [.E64];2) ; 2)" office:value-type="float" office:value="5.95028629404085">
            <text:p>5,950286294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5]" office:value-type="float" office:value="8">
            <text:p>8</text:p>
          </table:table-cell>
          <table:table-cell table:style-name="ce7" table:formula="of:=SQRT([.B6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5]/(2*[.E65]*[.C65])" office:value-type="float" office:value="6.96535644345623E+113">
            <text:p>696535644345623000000000000000000000000000000000000000000000000000000000000000000000000000000000000000000000000000</text:p>
          </table:table-cell>
          <table:table-cell table:style-name="ce7" table:formula="of:=LOG([.G65];2)" office:value-type="float" office:value="378.178071905113">
            <text:p>378,1780719051</text:p>
          </table:table-cell>
          <table:table-cell table:style-name="ce7" table:formula="of:=2^([.B65]/[.H65])" office:value-type="float" office:value="1.01477090135932">
            <text:p>1,0147709014</text:p>
          </table:table-cell>
          <table:table-cell table:style-name="ce7" table:formula="of:=([.B65]/[.H65])" office:value-type="float" office:value="0.0211540557063479">
            <text:p>0,0211540557</text:p>
          </table:table-cell>
          <table:table-cell table:style-name="ce7" table:formula="of:=LOG(LOG( [.F65]/(2*[.C65]); 2) ;2) - LOG(LOG( [.B65] * [.E65];2) ; 2)" office:value-type="float" office:value="5.91517462059866">
            <text:p>5,9151746206</text:p>
          </table:table-cell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table:formula="of:=2^[.A79]" office:value-type="float" office:value="16">
            <text:p>16</text:p>
          </table:table-cell>
          <table:table-cell table:style-name="ce5" table:formula="of:=SQRT([.B79])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5" table:formula="of:=[.F79]/(2*[.E79]*[.C79])" office:value-type="float" office:value="2.46262538727465E+114">
            <text:p>2462625387274650000000000000000000000000000000000000000000000000000000000000000000000000000000000000000000000000000</text:p>
          </table:table-cell>
          <table:table-cell table:style-name="ce5" table:formula="of:=LOG([.G79];2)" office:value-type="float" office:value="380">
            <text:p>380</text:p>
          </table:table-cell>
          <table:table-cell table:style-name="ce5" table:formula="of:=2^([.B79]/[.H79])" office:value-type="float" office:value="1.0296152043646">
            <text:p>1,0296152044</text:p>
          </table:table-cell>
          <table:table-cell table:style-name="ce5" table:formula="of:=([.B79]/[.H79])" office:value-type="float" office:value="0.0421052631578947">
            <text:p>0,0421052632</text:p>
          </table:table-cell>
          <table:table-cell table:style-name="ce9" table:formula="of:=LOG(LOG( [.F79]/(2*[.C79]); 2) ;2) - LOG(LOG( [.B79] * [.E79];2) ; 2)" office:value-type="float" office:value="6.25171909260596">
            <text:p>6,2517190926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80]" office:value-type="float" office:value="32">
            <text:p>32</text:p>
          </table:table-cell>
          <table:table-cell table:formula="of:=SQRT([.B80])" office:value-type="float" office:value="5.65685424949238">
            <text:p>5,6568542495</text:p>
          </table:table-cell>
          <table:table-cell/>
          <table:table-cell office:value-type="float" office:value="4000">
            <text:p>4000</text:p>
          </table:table-cell>
          <table:table-cell table:formula="of:=2^38" office:value-type="float" office:value="274877906944">
            <text:p>274877906944</text:p>
          </table:table-cell>
          <table:table-cell table:formula="of:=[.F80]/(2*[.E80]*[.C80])" office:value-type="float" office:value="6074000.9999521">
            <text:p>6074000,9999521</text:p>
          </table:table-cell>
          <table:table-cell table:formula="of:=LOG([.G80];2)" office:value-type="float" office:value="22.5342157153379">
            <text:p>22,5342157153</text:p>
          </table:table-cell>
          <table:table-cell table:formula="of:=2^([.B80]/[.H80])" office:value-type="float" office:value="2.67597147057638">
            <text:p>2,6759714706</text:p>
          </table:table-cell>
          <table:table-cell table:formula="of:=([.B80]/[.H80])" office:value-type="float" office:value="1.42006273500875">
            <text:p>1,420062735</text:p>
          </table:table-cell>
          <table:table-cell table:formula="of:=LOG(LOG( [.F80]/(2*[.C80]); 2) ;2) - LOG(LOG( [.B80] * [.E80];2) ; 2)" office:value-type="float" office:value="1.02396823821153">
            <text:p>1,023968238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float" office:value="6">
            <text:p>6</text:p>
          </table:table-cell>
          <table:table-cell table:formula="of:=2^[.A86]" office:value-type="float" office:value="64">
            <text:p>64</text:p>
          </table:table-cell>
          <table:table-cell table:formula="of:=SQRT([.B86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formula="of:=[.F86]/(2*[.E86]*[.C86])" office:value-type="float" office:value="25">
            <text:p>25</text:p>
          </table:table-cell>
          <table:table-cell table:formula="of:=LOG([.G86];2)" office:value-type="float" office:value="4.64385618977472">
            <text:p>4,6438561898</text:p>
          </table:table-cell>
          <table:table-cell table:formula="of:=2^([.B86]/[.H86])" office:value-type="float" office:value="14082.8319567407">
            <text:p>14082,8319567407</text:p>
          </table:table-cell>
          <table:table-cell table:formula="of:=([.B86]/[.H86])" office:value-type="float" office:value="13.7816498583486">
            <text:p>13,7816498583</text:p>
          </table:table-cell>
          <table:table-cell table:formula="of:=LOG(LOG( [.F86]/(2*[.C86]); 2) ;2) - LOG(LOG( [.B86] * [.E86];2) ; 2)" office:value-type="float" office:value="-0.31067369474293">
            <text:p>-0,3106736947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87]" office:value-type="float" office:value="128">
            <text:p>128</text:p>
          </table:table-cell>
          <table:table-cell table:formula="of:=SQRT([.B87])" office:value-type="float" office:value="11.3137084989848">
            <text:p>11,313708499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87]/(2*[.E87]*[.C87])" office:value-type="float" office:value="3.48267822172811E+113">
            <text:p>348267822172811000000000000000000000000000000000000000000000000000000000000000000000000000000000000000000000000000</text:p>
          </table:table-cell>
          <table:table-cell table:formula="of:=LOG([.G87];2)" office:value-type="float" office:value="377.178071905113">
            <text:p>377,1780719051</text:p>
          </table:table-cell>
          <table:table-cell table:formula="of:=2^([.B87]/[.H87])" office:value-type="float" office:value="1.26519718609846">
            <text:p>1,2651971861</text:p>
          </table:table-cell>
          <table:table-cell table:formula="of:=([.B87]/[.H87])" office:value-type="float" office:value="0.339362252300291">
            <text:p>0,3393622523</text:p>
          </table:table-cell>
          <table:table-cell table:formula="of:=LOG(LOG( [.F87]/(2*[.C87]); 2) ;2) - LOG(LOG( [.B87] * [.E87];2) ; 2)" office:value-type="float" office:value="5.34732769078893">
            <text:p>5,3473276908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88]" office:value-type="float" office:value="512">
            <text:p>512</text:p>
          </table:table-cell>
          <table:table-cell table:formula="of:=SQRT([.B88])" office:value-type="float" office:value="22.6274169979695">
            <text:p>22,627416998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88]/(2*[.E88]*[.C88])" office:value-type="float" office:value="1.74133911086406E+113">
            <text:p>174133911086406000000000000000000000000000000000000000000000000000000000000000000000000000000000000000000000000000</text:p>
          </table:table-cell>
          <table:table-cell table:formula="of:=LOG([.G88];2)" office:value-type="float" office:value="376.178071905113">
            <text:p>376,1780719051</text:p>
          </table:table-cell>
          <table:table-cell table:formula="of:=2^([.B88]/[.H88])" office:value-type="float" office:value="2.56873406108692">
            <text:p>2,5687340611</text:p>
          </table:table-cell>
          <table:table-cell table:formula="of:=([.B88]/[.H88])" office:value-type="float" office:value="1.36105753694529">
            <text:p>1,3610575369</text:p>
          </table:table-cell>
          <table:table-cell table:formula="of:=LOG(LOG( [.F88]/(2*[.C88]); 2) ;2) - LOG(LOG( [.B88] * [.E88];2) ; 2)" office:value-type="float" office:value="5.06310172879564">
            <text:p>5,063101728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89]" office:value-type="float" office:value="1024">
            <text:p>1024</text:p>
          </table:table-cell>
          <table:table-cell table:formula="of:=SQRT([.B89])"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89]/(2*[.E89]*[.C89])" office:value-type="float" office:value="1.23131269363733E+113">
            <text:p>123131269363733000000000000000000000000000000000000000000000000000000000000000000000000000000000000000000000000000</text:p>
          </table:table-cell>
          <table:table-cell table:formula="of:=LOG([.G89];2)" office:value-type="float" office:value="375.678071905113">
            <text:p>375,6780719051</text:p>
          </table:table-cell>
          <table:table-cell table:formula="of:=2^([.B89]/[.H89])" office:value-type="float" office:value="6.61498557135764">
            <text:p>6,6149855714</text:p>
          </table:table-cell>
          <table:table-cell table:formula="of:=([.B89]/[.H89])" office:value-type="float" office:value="2.72573800969315">
            <text:p>2,7257380097</text:p>
          </table:table-cell>
          <table:table-cell table:formula="of:=LOG(LOG( [.F89]/(2*[.C89]); 2) ;2) - LOG(LOG( [.B89] * [.E89];2) ; 2)" office:value-type="float" office:value="4.93908630744951">
            <text:p>4,9390863074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formula="of:=2^[.A90]" office:value-type="float" office:value="2048">
            <text:p>2048</text:p>
          </table:table-cell>
          <table:table-cell table:formula="of:=SQRT([.B90])" office:value-type="float" office:value="45.254833995939">
            <text:p>45,2548339959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90]/(2*[.E90]*[.C90])" office:value-type="float" office:value="8.70669555432028E+112">
            <text:p>87066955543202800000000000000000000000000000000000000000000000000000000000000000000000000000000000000000000000000</text:p>
          </table:table-cell>
          <table:table-cell table:formula="of:=LOG([.G90];2)" office:value-type="float" office:value="375.178071905113">
            <text:p>375,1780719051</text:p>
          </table:table-cell>
          <table:table-cell table:formula="of:=2^([.B90]/[.H90])" office:value-type="float" office:value="43.9789484478108">
            <text:p>43,9789484478</text:p>
          </table:table-cell>
          <table:table-cell table:formula="of:=([.B90]/[.H90])" office:value-type="float" office:value="5.4587412041447">
            <text:p>5,4587412041</text:p>
          </table:table-cell>
          <table:table-cell table:formula="of:=LOG(LOG( [.F90]/(2*[.C90]); 2) ;2) - LOG(LOG( [.B90] * [.E90];2) ; 2)" office:value-type="float" office:value="4.82460183922619">
            <text:p>4,8246018392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formula="of:=2^[.A91]" office:value-type="float" office:value="4096">
            <text:p>4096</text:p>
          </table:table-cell>
          <table:table-cell table:formula="of:=SQRT([.B91])" office:value-type="float" office:value="64">
            <text:p>64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91]/(2*[.E91]*[.C91])" office:value-type="float" office:value="6.15656346818664E+112">
            <text:p>61565634681866400000000000000000000000000000000000000000000000000000000000000000000000000000000000000000000000000</text:p>
          </table:table-cell>
          <table:table-cell table:formula="of:=LOG([.G91];2)" office:value-type="float" office:value="374.678071905113">
            <text:p>374,6780719051</text:p>
          </table:table-cell>
          <table:table-cell table:formula="of:=2^([.B91]/[.H91])" office:value-type="float" office:value="1953.77898204151">
            <text:p>1953,7789820415</text:p>
          </table:table-cell>
          <table:table-cell table:formula="of:=([.B91]/[.H91])" office:value-type="float" office:value="10.9320515587507">
            <text:p>10,9320515588</text:p>
          </table:table-cell>
          <table:table-cell table:formula="of:=LOG(LOG( [.F91]/(2*[.C91]); 2) ;2) - LOG(LOG( [.B91] * [.E91];2) ; 2)" office:value-type="float" office:value="4.71826688934873">
            <text:p>4,7182668893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formula="of:=2^[.A92]" office:value-type="float" office:value="8192">
            <text:p>8192</text:p>
          </table:table-cell>
          <table:table-cell table:formula="of:=SQRT([.B92])" office:value-type="float" office:value="90.5096679918781">
            <text:p>90,5096679919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92]/(2*[.E92]*[.C92])" office:value-type="float" office:value="4.35334777716014E+112">
            <text:p>43533477771601400000000000000000000000000000000000000000000000000000000000000000000000000000000000000000000000000</text:p>
          </table:table-cell>
          <table:table-cell table:formula="of:=LOG([.G92];2)" office:value-type="float" office:value="374.178071905113">
            <text:p>374,1780719051</text:p>
          </table:table-cell>
          <table:table-cell table:formula="of:=2^([.B92]/[.H92])" office:value-type="float" office:value="3895343.95356419">
            <text:p>3895343,95356419</text:p>
          </table:table-cell>
          <table:table-cell table:formula="of:=([.B92]/[.H92])" office:value-type="float" office:value="21.8933192912422">
            <text:p>21,8933192912</text:p>
          </table:table-cell>
          <table:table-cell table:formula="of:=LOG(LOG( [.F92]/(2*[.C92]); 2) ;2) - LOG(LOG( [.B92] * [.E92];2) ; 2)" office:value-type="float" office:value="4.61898010391171">
            <text:p>4,6189801039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formula="of:=2^[.A93]" office:value-type="float" office:value="16384">
            <text:p>16384</text:p>
          </table:table-cell>
          <table:table-cell table:formula="of:=SQRT([.B93])" office:value-type="float" office:value="128">
            <text:p>128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93]/(2*[.E93]*[.C93])" office:value-type="float" office:value="3.07828173409332E+112">
            <text:p>30782817340933200000000000000000000000000000000000000000000000000000000000000000000000000000000000000000000000000</text:p>
          </table:table-cell>
          <table:table-cell table:formula="of:=LOG([.G93];2)" office:value-type="float" office:value="373.678071905113">
            <text:p>373,6780719051</text:p>
          </table:table-cell>
          <table:table-cell table:formula="of:=2^([.B93]/[.H93])" office:value-type="float" office:value="15802601345842.9">
            <text:p>15802601345842,9</text:p>
          </table:table-cell>
          <table:table-cell table:formula="of:=([.B93]/[.H93])" office:value-type="float" office:value="43.8452273007884">
            <text:p>43,8452273008</text:p>
          </table:table-cell>
          <table:table-cell table:formula="of:=LOG(LOG( [.F93]/(2*[.C93]); 2) ;2) - LOG(LOG( [.B93] * [.E93];2) ; 2)" office:value-type="float" office:value="4.52584926512861">
            <text:p>4,5258492651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table:formula="of:=2^[.A94]" office:value-type="float" office:value="32768">
            <text:p>32768</text:p>
          </table:table-cell>
          <table:table-cell table:formula="of:=SQRT([.B94])" office:value-type="float" office:value="181.019335983756">
            <text:p>181,0193359838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94]/(2*[.E94]*[.C94])" office:value-type="float" office:value="2.17667388858007E+112">
            <text:p>21766738885800700000000000000000000000000000000000000000000000000000000000000000000000000000000000000000000000000</text:p>
          </table:table-cell>
          <table:table-cell table:formula="of:=LOG([.G94];2)" office:value-type="float" office:value="373.178071905113">
            <text:p>373,1780719051</text:p>
          </table:table-cell>
          <table:table-cell table:formula="of:=2^([.B94]/[.H94])" office:value-type="float" office:value="2.70910360847638E+026">
            <text:p>270910360847638000000000000</text:p>
          </table:table-cell>
          <table:table-cell table:formula="of:=([.B94]/[.H94])" office:value-type="float" office:value="87.807946036904">
            <text:p>87,8079460369</text:p>
          </table:table-cell>
          <table:table-cell table:formula="of:=LOG(LOG( [.F94]/(2*[.C94]); 2) ;2) - LOG(LOG( [.B94] * [.E94];2) ; 2)" office:value-type="float" office:value="4.43814147798292">
            <text:p>4,43814147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6T19:52:15</dc:date>
    <dc:creator>kais </dc:creator>
    <meta:editing-duration>PT6H47M32S</meta:editing-duration>
    <meta:editing-cycles>37</meta:editing-cycles>
    <meta:generator>LibreOffice/3.5$Linux_X86_64 LibreOffice_project/350m1$Build-2</meta:generator>
    <meta:document-statistic meta:table-count="5" meta:cell-count="26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